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dd28f" officeooo:paragraph-rsid="000dd28f"/>
    </style:style>
    <style:style style:name="P2" style:family="paragraph" style:parent-style-name="Title">
      <style:text-properties style:font-name="Ubuntu" fo:font-size="13pt" style:font-size-asian="13pt" style:font-size-complex="13pt"/>
    </style:style>
    <style:style style:name="P3" style:family="paragraph" style:parent-style-name="Subtitle">
      <style:paragraph-properties fo:text-align="end" style:justify-single-word="false"/>
      <style:text-properties style:font-name="Ubuntu" fo:font-size="13pt" officeooo:rsid="000dd28f" officeooo:paragraph-rsid="000dd28f" style:font-size-asian="11.3500003814697pt" style:font-size-complex="13pt"/>
    </style:style>
    <style:style style:name="P4" style:family="paragraph" style:parent-style-name="Text_20_body">
      <style:paragraph-properties fo:text-align="start" style:justify-single-word="false"/>
      <style:text-properties style:font-name="Ubuntu" fo:font-size="13pt" officeooo:rsid="000eb1cd" officeooo:paragraph-rsid="000eb1cd" style:font-size-asian="11.3500003814697pt" style:font-size-complex="13pt"/>
    </style:style>
    <style:style style:name="P5" style:family="paragraph" style:parent-style-name="Text_20_body">
      <style:paragraph-properties fo:text-align="start" style:justify-single-word="false"/>
      <style:text-properties style:font-name="Ubuntu" fo:font-size="13pt" officeooo:rsid="00103325" officeooo:paragraph-rsid="00103325" style:font-size-asian="11.3500003814697pt" style:font-size-complex="13pt"/>
    </style:style>
    <style:style style:name="P6" style:family="paragraph" style:parent-style-name="Text_20_body">
      <style:paragraph-properties fo:text-align="start" style:justify-single-word="false"/>
      <style:text-properties style:font-name="Ubuntu" fo:font-size="13pt" officeooo:rsid="0011d90c" officeooo:paragraph-rsid="0011d90c" style:font-size-asian="11.3500003814697pt" style:font-size-complex="13pt"/>
    </style:style>
    <style:style style:name="P7" style:family="paragraph" style:parent-style-name="Text_20_body">
      <style:paragraph-properties fo:text-align="start" style:justify-single-word="false"/>
      <style:text-properties style:font-name="Ubuntu" fo:font-size="13pt" officeooo:rsid="0014bcc8" officeooo:paragraph-rsid="0014bcc8" style:font-size-asian="11.3500003814697pt" style:font-size-complex="13pt"/>
    </style:style>
    <style:style style:name="P8" style:family="paragraph" style:parent-style-name="Text_20_body">
      <style:paragraph-properties fo:text-align="start" style:justify-single-word="false"/>
      <style:text-properties style:font-name="Ubuntu" fo:font-size="13pt" officeooo:rsid="00191587" officeooo:paragraph-rsid="00191587" style:font-size-asian="11.3500003814697pt" style:font-size-complex="13pt"/>
    </style:style>
    <style:style style:name="P9" style:family="paragraph" style:parent-style-name="Text_20_body">
      <style:paragraph-properties fo:text-align="start" style:justify-single-word="false"/>
      <style:text-properties style:font-name="Ubuntu" fo:font-size="13pt" fo:font-weight="normal" officeooo:rsid="0014e3e8" officeooo:paragraph-rsid="0014e3e8" style:font-size-asian="11.3500003814697pt" style:font-weight-asian="normal" style:font-size-complex="13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ff3333" style:font-name="Ubuntu" fo:font-size="13pt" fo:font-weight="normal" officeooo:rsid="00191587" officeooo:paragraph-rsid="00191587" style:font-size-asian="11.3500003814697pt" style:font-weight-asian="normal" style:font-size-complex="13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ff3333" style:font-name="Ubuntu" fo:font-size="13pt" fo:font-weight="bold" officeooo:rsid="001a3fba" officeooo:paragraph-rsid="001a3fba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041c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 fo:font-weight="bold" officeooo:rsid="0014041c" style:font-weight-asian="bold" style:font-weight-complex="bold"/>
    </style:style>
    <style:style style:name="T5" style:family="text">
      <style:text-properties officeooo:rsid="0014041c"/>
    </style:style>
    <style:style style:name="T6" style:family="text">
      <style:text-properties officeooo:rsid="00169251"/>
    </style:style>
    <style:style style:name="T7" style:family="text">
      <style:text-properties officeooo:rsid="001a3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of Oracle Certificated Associate Java Programmer Exam Guide</text:p>
      <text:p text:style-name="P3">by Zhou Kai, 2015-01-11</text:p>
      <text:p text:style-name="P4">An interface is a grouping of related <text:span text:style-name="T3">methods</text:span> and <text:span text:style-name="T3">constants</text:span>, but the methods in an interface cannot define any implementation.</text:p>
      <text:p text:style-name="P5">The classes and interfaces can be defined <text:span text:style-name="T3">in any order of occurrence</text:span> in a Java source code file.</text:p>
      <text:p text:style-name="P6">When you use a package or import statement within Java files, both the package and import statements <text:span text:style-name="T3">apply to all</text:span> of the classes and interfaces defined in that source code file<text:span text:style-name="T5">(so there will be </text:span><text:span text:style-name="T4">exactly one</text:span><text:span text:style-name="T5"> package statement per Java source code file </text:span><text:span text:style-name="T2">if there are any</text:span><text:span text:style-name="T5">)</text:span></text:p>
      <text:p text:style-name="P7">What makes a regular Java class <text:span text:style-name="T1">an executable Java class?</text:span></text:p>
      <text:p text:style-name="P9">An executable Java class is a class which, when handed over to the JVM, starts its execution at a particular point in the class – <text:span text:style-name="T3">the main method</text:span>, <text:span text:style-name="T6">defined in the class. The valid main method has a fixed signature:</text:span></text:p>
      <text:p text:style-name="P10"><text:span text:style-name="T1">public static void main (String [] args)</text:span> <text:s/><text:span text:style-name="T7">or:</text:span></text:p>
      <text:p text:style-name="P11">public static void main (String … args)</text:p>
      <text:p text:style-name="P11"/>
      <text:p text:style-name="P8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0:02:29.245026373</meta:creation-date>
    <dc:date>2015-01-12T23:38:10.328766384</dc:date>
    <meta:editing-duration>PT15H52M42S</meta:editing-duration>
    <meta:editing-cycles>16</meta:editing-cycles>
    <meta:generator>LibreOffice/4.2.7.2$Linux_X86_64 LibreOffice_project/420m0$Build-2</meta:generator>
    <meta:document-statistic meta:table-count="0" meta:image-count="0" meta:object-count="0" meta:page-count="1" meta:paragraph-count="9" meta:word-count="162" meta:character-count="931" meta:non-whitespace-character-count="776"/>
  </office:meta>
</office:document-meta>
</file>